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cm" table:align="margins" style:shadow="#808080 -0.4cm -0.4cm"/>
    </style:style>
    <style:style style:name="Tabela1.A" style:family="table-column">
      <style:table-column-properties style:column-width="16.6cm" style:rel-column-width="65535*"/>
    </style:style>
    <style:style style:name="Tabela1.A1" style:family="table-cell">
      <style:table-cell-properties style:border-line-width="0cm 0.026cm 0.026cm" fo:padding="0.097cm" fo:border="0.5pt double #000000"/>
    </style:style>
    <style:style style:name="Tabela2" style:family="table">
      <style:table-properties style:width="16.6cm" table:align="margins" style:shadow="#808080 -0.4cm -0.4cm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style:border-line-width="0cm 0.026cm 0.026cm" fo:padding="0.097cm" fo:border="0.5pt double #000000"/>
    </style:style>
    <style:style style:name="P1" style:family="paragraph" style:parent-style-name="Standard">
      <style:text-properties fo:font-weight="bold" officeooo:rsid="000e529f" officeooo:paragraph-rsid="000e529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Learn English or szukaj innej profesji.</text:p>
            <text:p text:style-name="P1"/>
            <text:p text:style-name="P1">1. Start watching anglish films without subtitles or listening to radio (min. 2 hours / day).</text:p>
            <text:p text:style-name="P1"/>
            <text:p text:style-name="P1">2. Read book in english, especially technical.</text:p>
            <text:p text:style-name="P1"/>
            <text:p text:style-name="P1">3. Talk as much as possible.</text:p>
          </table:table-cell>
        </table:table-row>
      </table:table>
      <text:p text:style-name="P1"/>
      <text:p text:style-name="P1"><text:tab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Learn English or szukaj innej profesji.</text:p>
            <text:p text:style-name="P1"/>
            <text:p text:style-name="P1">1. Start watching anglish films without subtitles or listening to radio (min. 2 hours / day).</text:p>
            <text:p text:style-name="P1"/>
            <text:p text:style-name="P1">2. Read book in english, especially technical.</text:p>
            <text:p text:style-name="P1"/>
            <text:p text:style-name="P1">3. Talk as much as possible.</text:p>
          </table:table-cell>
        </table:table-row>
      </table:table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42:37.810000000</meta:creation-date>
    <dc:date>2017-12-13T20:49:37.671000000</dc:date>
    <meta:editing-duration>PT7M4S</meta:editing-duration>
    <meta:editing-cycles>1</meta:editing-cycles>
    <meta:document-statistic meta:table-count="2" meta:image-count="0" meta:object-count="0" meta:page-count="1" meta:paragraph-count="11" meta:word-count="70" meta:character-count="415" meta:non-whitespace-character-count="350"/>
    <meta:generator>LibreOffice/5.2.4.2$Windows_x86 LibreOffice_project/3d5603e1122f0f102b62521720ab13a38a4e0eb0</meta:generator>
  </office:meta>
</office:document-meta>
</file>